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ACC83671579578F85A.png" manifest:media-type="image/png"/>
  <manifest:file-entry manifest:full-path="Pictures/1000020100000267000001D05B0703630EB7A213.png" manifest:media-type="image/png"/>
  <manifest:file-entry manifest:full-path="Pictures/10000000000003DA000001AF41D3E18DF8BDF53C.png" manifest:media-type="image/png"/>
  <manifest:file-entry manifest:full-path="Pictures/10000000000003F9000001D756D8F9AB647B1A78.png" manifest:media-type="image/png"/>
  <manifest:file-entry manifest:full-path="Pictures/100000000000047B000001DC374E7F7B314C51A1.png" manifest:media-type="image/png"/>
  <manifest:file-entry manifest:full-path="Pictures/100000000000033F00000074F60ED746A5495EB5.png" manifest:media-type="image/png"/>
  <manifest:file-entry manifest:full-path="Pictures/1000020100000361000001A4E60464D9DA9B33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6.40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784cm" svg:height="4.55cm" svg:x="5.705cm" svg:y="7.57cm">
          <draw:image xlink:href="Pictures/10000000000002C6000000ACC83671579578F85A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2" draw:text-style-name="P2" draw:layer="layout" svg:width="16.273cm" svg:height="12.277cm" svg:x="6.427cm" svg:y="4.6cm">
          <draw:image xlink:href="Pictures/1000020100000267000001D05B0703630EB7A213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27.4cm" svg:height="15.3cm" svg:x="1.3cm" svg:y="2.1cm">
          <draw:image xlink:href="Pictures/10000000000003F9000001D756D8F9AB647B1A78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27.4cm" svg:height="11.494cm" svg:x="1.2cm" svg:y="5.4cm">
          <draw:image xlink:href="Pictures/100000000000047B000001DC374E7F7B314C51A1.png" xlink:type="simple" xlink:show="embed" xlink:actuate="onLoad">
            <text:p/>
          </draw:image>
        </draw:frame>
        <draw:frame draw:style-name="gr1" draw:text-style-name="P1" draw:layer="layout" svg:width="21.986cm" svg:height="3.068cm" svg:x="3.8cm" svg:y="3.232cm">
          <draw:image xlink:href="Pictures/100000000000033F00000074F60ED746A5495EB5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draw:layer="layout" svg:width="27.444cm" svg:height="11.996cm" svg:x="1.066cm" svg:y="3.9cm">
          <draw:image xlink:href="Pictures/10000000000003DA000001AF41D3E18DF8BDF53C.png" xlink:type="simple" xlink:show="embed" xlink:actuate="onLoad">
            <text:p/>
          </draw:image>
        </draw:frame>
        <draw:custom-shape draw:style-name="gr3" draw:text-style-name="P1" draw:layer="layout" svg:width="6.9cm" svg:height="1.6cm" svg:x="11.5cm" svg:y="15.5cm">
          <text:p text:style-name="P1">Exemplo 3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Padrão">
        <draw:frame draw:style-name="gr2" draw:text-style-name="P2" draw:layer="layout" svg:width="26.98cm" svg:height="13.1cm" svg:x="1.4cm" svg:y="3.1cm">
          <draw:image xlink:href="Pictures/1000020100000361000001A4E60464D9DA9B3387.png" xlink:type="simple" xlink:show="embed" xlink:actuate="onLoad">
            <text:p/>
          </draw:image>
        </draw:frame>
        <draw:custom-shape draw:style-name="gr3" draw:text-style-name="P1" draw:layer="layout" svg:width="6.9cm" svg:height="1.6cm" svg:x="11.501cm" svg:y="16.321cm">
          <text:p text:style-name="P1">Exemplo 4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4:21:26.087000000</meta:creation-date>
    <dc:date>2020-04-15T20:47:57.498000000</dc:date>
    <meta:editing-duration>PT1H1M37S</meta:editing-duration>
    <meta:editing-cycles>2</meta:editing-cycles>
    <meta:generator>LibreOffice/5.3.7.2$Windows_X86_64 LibreOffice_project/6b8ed514a9f8b44d37a1b96673cbbdd077e24059</meta:generator>
    <meta:document-statistic meta:object-count="9"/>
  </office:meta>
</office:document-meta>
</file>